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STORY OF THE WORLD: The Unseen Twist**</text:span></text:p>
      <text:p text:style-name="P1"><text:span text:style-name="T1"/></text:p>
      <text:p text:style-name="P1"><text:span text:style-name="T1">---</text:span></text:p>
      <text:p text:style-name="P1"><text:span text:style-name="T1"/></text:p>
      <text:p text:style-name="P1"><text:span text:style-name="T1">**Frame 1: The Foundation**</text:span></text:p>
      <text:p text:style-name="P1"><text:span text:style-name="T1"/></text:p>
      <text:p text:style-name="P1"><text:span text:style-name="T1">The world was on the brink of a scientific breakthrough, and at the heart of it all was one man: Krishna. While the world marveled at the wonders of NASA's space research through the Hubble and James Webb telescopes, and the construction of LIGO in the U.S., another groundbreaking project was quietly underway in India. Near the ancient pilgrimage site of Aundha Nagnath in Maharashtra, the LIGO-India project had been approved, marking India's bold entry into the global arena of cutting-edge science. This, along with India's plans for a recyclable rocket, signaled a new era for the nation.</text:span></text:p>
      <text:p text:style-name="P1"><text:span text:style-name="T1"/></text:p>
      <text:p text:style-name="P1"><text:span text:style-name="T1">Amidst this backdrop, a boy rushed late to school, his body battered from a recent accident, though his wounds were hidden beneath the surface. Waiting for him was a strict teacher who, without a word, sent him away, unaware of the boy's silent suffering. This boy, Krishna, was not alone</text:span><text:span text:style-name="T2">—he had three close friends: Ravi, a movie-loving mimicry artist who was always in trouble for late submissions; Farhan, a cool-headed music enthusiast and top student; and James, a determined learner often overshadowed by the class topper.</text:span></text:p>
      <text:p text:style-name="P1"><text:span text:style-name="T2"/></text:p>
      <text:p text:style-name="P1"><text:span text:style-name="T2">As for Krishna, he was a dreamer, aspiring to excel in everything but constantly held back by his own self-doubt and introversion. Yet, despite these challenges, his journey was destined to change the course of history.</text:span></text:p>
      <text:p text:style-name="P1"><text:span text:style-name="T2"/></text:p>
      <text:p text:style-name="P1"><text:span text:style-name="T2">**Frame 2: College Days and New Beginnings**</text:span></text:p>
      <text:p text:style-name="P1"><text:span text:style-name="T2"/></text:p>
      <text:p text:style-name="P1"><text:span text:style-name="T2">College life was a fresh start. Krishna, excited to make new friends beyond his old buddies, encountered a man who would change the future—a man who was destined to be the father of the 21st century. At first glance, this man seemed unremarkable, not particularly serious about his studies, but his consistent work ethic soon set him apart.</text:span></text:p>
      <text:p text:style-name="P1"><text:span text:style-name="T2"/></text:p>
      <text:p text:style-name="P1"><text:span text:style-name="T2">As India advanced in technology, Krishna’s curiosity grew. His new friend, who soon became a close companion, worked diligently, surpassing Krishna in grades despite starting from a similar place of knowledge. It wasn’t raw intelligence that set him apart, but his unwavering consistency.</text:span></text:p>
      <text:p text:style-name="P1"><text:span text:style-name="T2"/></text:p>
      <text:p text:style-name="P1"><text:span text:style-name="T2">One day, this friend spoke of superstitions and paranormal activities, topics Krishna and his friends dismissed as signs of mental stress. But as the years passed, the friend, Krishna, grew stronger, competing with the top students, only to be set back by a severe case of COVID-19. Despite this, Krishna’s resilience shone through. He was soon selected to work at BARC (Bhabha Atomic Research Centre), a prestigious research facility in India, and his achievements began to overshadow those of his peers.</text:span></text:p>
      <text:p text:style-name="P1"><text:span text:style-name="T2"/></text:p>
      <text:p text:style-name="P1"><text:span text:style-name="T2">Years later, Krishna, now a leading scientist, made a breakthrough discovery involving a nearly indestructible microorganism, the Tardigrade. He realized that by mimicking the Tardigrade's skin, humans could potentially survive extreme conditions, even nuclear radiation. This innovation led to numerous patents and Krishna becoming a globally renowned scientist. But his greatest ambition was yet to be realized—a time machine.</text:span></text:p>
      <text:p text:style-name="P1"><text:span text:style-name="T2"/></text:p>
      <text:p text:style-name="P1"><text:span text:style-name="T2">**Frame 3: The Struggle and the Breakthrough**</text:span></text:p>
      <text:p text:style-name="P1"><text:span text:style-name="T2"/></text:p>
      <text:p text:style-name="P1"><text:span text:style-name="T2">Krishna’s quest for time travel led him to collaborate with Ron Mallett, an astrophysicist dedicated to the possibility of time travel. Despite numerous failures, Krishna pressed on, improving his prototypes, but his fame made him a target. A murder attempt failed, but it shook him deeply. Then, mysteriously, a stolen book containing his theories reappeared in a library, altered and seemingly untouched by anyone but him. Disturbed, he tore the book apart and threw it away, but the formula haunted his dreams.</text:span></text:p>
      <text:p text:style-name="P1"><text:span text:style-name="T2"/></text:p>
      <text:p text:style-name="P1"><text:span text:style-name="T2">Determined, Krishna resumed his work, achieving success in the first stage of time travel by teleporting a Tardigrade using quantum entanglement and wormholes. But his triumph was short-lived. Jealous colleagues sabotaged his work, causing a catastrophic fire that destroyed his lab and took the lives of several scientists. Krishna was blamed, his reputation tarnished, and the world turned against him.</text:span></text:p>
      <text:p text:style-name="P1"><text:span text:style-name="T2"/></text:p>
      <text:p text:style-name="P1"><text:span text:style-name="T2">As police closed in on him, Krishna’s life spiraled out of control. His wife, a CBI officer who was pregnant with their child, tried to persuade him to face the legal consequences and move on, but Krishna, consumed by his work, lashed out. Devastated, she left him, and Krishna plunged into deep depression, working tirelessly for nearly a year until he was diagnosed with brain cancer.</text:span></text:p>
      <text:p text:style-name="P1"><text:span text:style-name="T2"/></text:p>
      <text:p text:style-name="P1"><text:span text:style-name="T2">**Frame 4: A Glimpse of the Future**</text:span></text:p>
      <text:p text:style-name="P1"><text:span text:style-name="T2"/></text:p>
      <text:p text:style-name="P1"><text:span text:style-name="T2">As Krishna lay on his deathbed, his future self appeared, shocking everyone present. The future Krishna, now older and wiser, had come to guide his younger self. He explained how he had solved all his problems over the next 29 years, working relentlessly to complete the time machine. Finally, he had succeeded but at a cost—his journey had led him to ancient Egypt, where he discovered that the pyramids were advanced machines, designed to stabilize the Earth and keep it habitable.</text:span></text:p>
      <text:p text:style-name="P1"><text:span text:style-name="T2"/></text:p>
      <text:p text:style-name="P1"><text:span text:style-name="T2">The future Krishna revealed the true purpose of the pyramids and the time machine. They were not just for travel but were part of a grand design to maintain the balance of the universe. Krishna's research had been a crucial part of this plan, and now, with the knowledge he had gained, the universe's stability was restored.</text:span></text:p>
      <text:p text:style-name="P1"><text:span text:style-name="T2"/></text:p>
      <text:p text:style-name="P1"><text:span text:style-name="T2">**Frame 5: The Legacy**</text:span></text:p>
      <text:p text:style-name="P1"><text:span text:style-name="T2"/></text:p>
      <text:p text:style-name="P1"><text:span text:style-name="T2">Krishna’s work was complete, and he passed away peacefully, leaving behind a legacy that would be remembered for centuries. His son, Wahid Sai, grew up to become not only a great cricket player but also a brilliant scientist, continuing his father's work. Wahid discovered that Krishna’s time machine was not just a tool for travel but a device to ensure the survival of humanity by maintaining the stability of the multiverse.</text:span></text:p>
      <text:p text:style-name="P1"><text:span text:style-name="T2"/></text:p>
      <text:p text:style-name="P1"><text:span text:style-name="T2">Years later, the story of Krishna and Wahid Sai became a legend, a tale of perseverance, intelligence, and the unyielding spirit of humanity. Krishna was remembered as the man who changed the future, and his son as the one who secured it. Their legacy inspired generations to come, reminding the world that with determination and brilliance, anything is possible.</text:span></text:p>
      <text:p text:style-name="P1"><text:span text:style-name="T2"/></text:p>
      <text:p text:style-name="P1"><text:span text:style-name="T2">And so, the story of Krishna and Wahid Sai became a beacon of hope, showing that true greatness is achieved not by personal gain but by dedicating oneself to the betterment of humanity and the preservation of the world.<text:line-break/><text:line-break/><text:line-break/>**STORY OF THE WORLD: The Unseen Twist - Continuation**</text:span></text:p>
      <text:p text:style-name="P1"><text:span text:style-name="T2"/></text:p>
      <text:p text:style-name="P1"><text:span text:style-name="T2">---</text:span></text:p>
      <text:p text:style-name="P1"><text:span text:style-name="T2"/></text:p>
      <text:p text:style-name="P1"><text:span text:style-name="T2">**Frame 6: The New Dawn**</text:span></text:p>
      <text:p text:style-name="P1"><text:span text:style-name="T2"/></text:p>
      <text:p text:style-name="P1"><text:span text:style-name="T2">Years after Krishna's death, Wahid Sai had fully embraced his dual legacy as both a cricket superstar and a brilliant scientist. His discoveries and innovations, built upon his father's work, had made India a global leader in technology and science. However, the secrets Krishna uncovered in the ancient pyramids still haunted Wahid. The knowledge of an advanced civilization that had influenced Earth's history, and the realization that the time machine was not just a tool but a safeguard for the universe, left Wahid with a deep sense of responsibility.</text:span></text:p>
      <text:p text:style-name="P1"><text:span text:style-name="T2"/></text:p>
      <text:p text:style-name="P1"><text:span text:style-name="T2">Wahid's next move was to gather the brightest minds from around the world to further investigate the pyramids. The artifact his father had found, now in Wahid's possession, had unlocked more secrets of the ancient technology. The pyramids were revealed to be part of a network that extended across the globe, each monument a node in a vast energy grid designed to maintain the Earth's stability.</text:span></text:p>
      <text:p text:style-name="P1"><text:span text:style-name="T2"/></text:p>
      <text:p text:style-name="P1"><text:span text:style-name="T2">As Wahid delved deeper into his research, he uncovered ancient texts that spoke of a prophecy. This prophecy foretold the rise of a "Guardian of Time," a chosen one who would harness the power of the pyramids to protect the Earth from an impending cosmic disaster.</text:span></text:p>
      <text:p text:style-name="P1"><text:span text:style-name="T2"/></text:p>
      <text:p text:style-name="P1"><text:span text:style-name="T2">**Frame 7: The Cosmic Threat**</text:span></text:p>
      <text:p text:style-name="P1"><text:span text:style-name="T2"/></text:p>
      <text:p text:style-name="P1"><text:span text:style-name="T2">Wahid’s research uncovered disturbing data. The Earth’s stability, maintained for millennia by the ancient energy grid, was beginning to falter. The sun, in its natural cycle, was approaching a phase of heightened solar activity that could potentially disrupt the Earth’s magnetic field. This, combined with the weakening energy grid, posed a threat not only to the planet but to the entire solar system.</text:span></text:p>
      <text:p text:style-name="P1"><text:span text:style-name="T2"/></text:p>
      <text:p text:style-name="P1"><text:span text:style-name="T2">The prophecy Wahid had discovered seemed to suggest that the "Guardian of Time" would need to use the time machine and the pyramid network to prevent this disaster. But the texts were cryptic, leaving much to interpretation. </text:span></text:p>
      <text:p text:style-name="P1"><text:span text:style-name="T2"/></text:p>
      <text:p text:style-name="P1"><text:span text:style-name="T2">Wahid knew that he was likely the "Guardian of Time" the prophecy spoke of, a role passed down from his father, Krishna. The pressure mounted as Wahid realized the magnitude of the task before him. He was not just trying to prevent a catastrophe; he was fighting to preserve the entire fabric of reality.</text:span></text:p>
      <text:p text:style-name="P1"><text:span text:style-name="T2"/></text:p>
      <text:p text:style-name="P1"><text:span text:style-name="T2">**Frame 8: The Great Convergence**</text:span></text:p>
      <text:p text:style-name="P1"><text:span text:style-name="T2"/></text:p>
      <text:p text:style-name="P1"><text:span text:style-name="T2">Wahid’s team began to work on activating the global pyramid network. They needed to synchronize the energy output of each node to stabilize the Earth's magnetic field and counteract the effects of the solar activity. However, this task was easier said than done. The pyramids, built by an advanced civilization with knowledge far beyond modern science, required precise calculations and adjustments that challenged even the most brilliant minds.</text:span></text:p>
      <text:p text:style-name="P1"><text:span text:style-name="T2"/></text:p>
      <text:p text:style-name="P1"><text:span text:style-name="T2">As the solar activity intensified, strange phenomena began to occur around the world. Earthquakes, massive storms, and unexplained shifts in the planet’s magnetic field threatened to plunge the world into chaos. The clock was ticking, and Wahid knew that failure was not an option.</text:span></text:p>
      <text:p text:style-name="P1"><text:span text:style-name="T2"/></text:p>
      <text:p text:style-name="P1"><text:span text:style-name="T2">During this time, Wahid experienced vivid dreams where he was visited by his father’s spirit. In these dreams, Krishna guided him, offering cryptic advice and showing him visions of the past, present, and future. Wahid realized that these were not mere dreams but messages from another plane of existence, where his father continued to watch over him.</text:span></text:p>
      <text:p text:style-name="P1"><text:span text:style-name="T2"/></text:p>
      <text:p text:style-name="P1"><text:span text:style-name="T2">**Frame 9: The Final Countdown**</text:span></text:p>
      <text:p text:style-name="P1"><text:span text:style-name="T2"/></text:p>
      <text:p text:style-name="P1"><text:span text:style-name="T2">With time running out, Wahid’s team made a breakthrough. They discovered that the pyramids were not just power sources but also communication devices. The network was designed to send and receive signals across the cosmos, potentially reaching the civilization that had created it. If they could activate the network, they might be able to contact these beings and seek their help in stabilizing the Earth.</text:span></text:p>
      <text:p text:style-name="P1"><text:span text:style-name="T2"/></text:p>
      <text:p text:style-name="P1"><text:span text:style-name="T2">On the day of the solar maximum, the most intense phase of the sun’s activity, Wahid and his team were ready. They had managed to synchronize the pyramids, but the final step required a massive amount of energy—more than the artifact could provide. In a last-ditch effort, Wahid decided to use the time machine, combining its power with the pyramid network.</text:span></text:p>
      <text:p text:style-name="P1"><text:span text:style-name="T2"/></text:p>
      <text:p text:style-name="P1"><text:span text:style-name="T2">As the time machine activated, Wahid found himself transported to a strange, ethereal dimension—a place where time and space seemed to blend into one. Here, he encountered the beings who had built the pyramids, now existing as pure energy. They communicated with him through thoughts and emotions, revealing that they had once faced a similar disaster and had built the pyramids to safeguard future civilizations.</text:span></text:p>
      <text:p text:style-name="P1"><text:span text:style-name="T2"/></text:p>
      <text:p text:style-name="P1"><text:span text:style-name="T2">These beings, recognizing Wahid as the "Guardian of Time," granted him the knowledge and energy needed to complete his mission. With their help, Wahid returned to his world, just in time to prevent the solar disaster. The pyramid network activated, stabilizing the Earth’s magnetic field and deflecting the solar energy.</text:span></text:p>
      <text:p text:style-name="P1"><text:span text:style-name="T2"/></text:p>
      <text:p text:style-name="P1"><text:span text:style-name="T2">**Frame 10: The Legacy Continues**</text:span></text:p>
      <text:p text:style-name="P1"><text:span text:style-name="T2"/></text:p>
      <text:p text:style-name="P1"><text:span text:style-name="T2">The world watched in awe as the cataclysmic events subsided, and the Earth returned to normalcy. Wahid, now hailed as a hero, had fulfilled the prophecy and ensured the survival of the planet. However, he knew that this was just the beginning.</text:span></text:p>
      <text:p text:style-name="P1"><text:span text:style-name="T2"/></text:p>
      <text:p text:style-name="P1"><text:span text:style-name="T2">The knowledge he had gained from the beings in the ethereal dimension hinted at even greater challenges ahead. The universe was vast, filled with unknown dangers and mysteries waiting to be uncovered. Wahid’s journey was far from over, and he knew that he had to prepare future generations for what was to come.</text:span></text:p>
      <text:p text:style-name="P1"><text:span text:style-name="T2"/></text:p>
      <text:p text:style-name="P1"><text:span text:style-name="T2">Wahid Sai became a symbol of hope, much like his father before him. His story, like Krishna’s, was passed down through generations as a tale of courage, intelligence, and the enduring spirit of humanity. The time machine, now safely secured, became a tool for exploration, not just of time and space, but of the very essence of existence.</text:span></text:p>
      <text:p text:style-name="P1"><text:span text:style-name="T2"/></text:p>
      <text:p text:style-name="P1"><text:span text:style-name="T2">And so, the legacy of Krishna and Wahid Sai continued, inspiring humanity to reach for the stars, to explore the unknown, and to protect the fragile balance of the universe. Their story became the foundation of a new era, where science, wisdom, and courage led the way to a brighter future.</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